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12_12-45-41_000.jpg</text:p>
          </table:table-cell>
          <table:table-cell table:style-name="ce14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2-12_21-24-12_000.jpg</text:p>
          </table:table-cell>
          <table:table-cell table:style-name="ce19" office:value-type="string">
            <text:p>:m 東和 PHOTO / 201211f / 東神奈川駅 / 西神奈川県１丁目計画 / １名 / 日建（NIPPO） / 日誌</text:p>
          </table:table-cell>
          <table:table-cell table:style-name="ce4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3]=&quot;&quot;;[.C3];CONCATENATE([.C3];&quot; / &quot;;[.E3]))" office:value-type="string" office:string-value=":m 東和 PHOTO / 201211f / 東神奈川駅 / 西神奈川県１丁目計画 / １名 / 日建（NIPPO） / 日誌">
            <text:p>:m 東和 PHOTO / 201211f / 東神奈川駅 / 西神奈川県１丁目計画 / １名 / 日建（NIPPO） / 日誌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2_21-25-10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477478 E-139-34-49.379882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2-13_00-25-53_000.jpg</text:p>
          </table:table-cell>
          <table:table-cell table:style-name="ce19" office:value-type="string">
            <text:p>:PHOTO 記録 / 経過記録；作ったもの / food=焼酎漬け / material=えごま；liquor=麦焼酎,time=1212-0024,container=green-cap</text:p>
          </table:table-cell>
          <table:table-cell table:style-name="ce18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5]=&quot;&quot;;[.C5];CONCATENATE([.C5];&quot; / &quot;;[.E5]))" office:value-type="string" office:string-value=":PHOTO 記録 / 経過記録；作ったもの / food=焼酎漬け / material=えごま；liquor=麦焼酎,time=1212-0024,container=green-cap">
            <text:p>:PHOTO 記録 / 経過記録；作ったもの / food=焼酎漬け / material=えごま；liquor=麦焼酎,time=1212-0024,container=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13_02-44-53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13_11-22-19_000.jpg</text:p>
          </table:table-cell>
          <table:table-cell table:style-name="ce16" office:value-type="string">
            <text:p>:tome/ (J*) / お前の作品世界を作れ,add=鬼滅関連のtiktok動画を見ていて、考えいたったこと ||| :m :lets / action activity / やること / 東和の新田さん、中村さんたちに、焼酎漬けを勧めてみる：どんな効果が出たか、出ないか？；お母さんには、ツボの効果、聞いてみよう ||| :m :lets / action activity / やること / お兄さんのための、シミュレーションソフト、作ろう：１本、５千円ぐらいで売る：FXのサービスより、こっちのほうが、お兄さんにとって、よほど、金になる ||| :m :lets / action activity / やること / スケッチ、再開しよう：特に、身体：説明文も、加えながら</text:p>
          </table:table-cell>
          <table:table-cell table:style-name="ce16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7]=&quot;&quot;;[.C7];CONCATENATE([.C7];&quot; / &quot;;[.E7]))" office:value-type="string" office:string-value=":tome/ (J*) / お前の作品世界を作れ,add=鬼滅関連のtiktok動画を見ていて、考えいたったこと ||| :m :lets / action activity / やること / 東和の新田さん、中村さんたちに、焼酎漬けを勧めてみる：どんな効果が出たか、出ないか？；お母さんには、ツボの効果、聞いてみよう ||| :m :lets / action activity / やること / お兄さんのための、シミュレーションソフト、作ろう：１本、５千円ぐらいで売る：FXのサービスより、こっちのほうが、お兄さんにとって、よほど、金になる ||| :m :lets / action activity / やること / スケッチ、再開しよう：特に、身体：説明文も、加えながら">
            <text:p>:tome/ (J*) / お前の作品世界を作れ,add=鬼滅関連のtiktok動画を見ていて、考えいたったこと ||| :m :lets / action activity / やること / 東和の新田さん、中村さんたちに、焼酎漬けを勧めてみる：どんな効果が出たか、出ないか？；お母さんには、ツボの効果、聞いてみよう ||| :m :lets / action activity / やること / お兄さんのための、シミュレーションソフト、作ろう：１本、５千円ぐらいで売る：FXのサービスより、こっちのほうが、お兄さんにとって、よほど、金になる ||| :m :lets / action activity / やること / スケッチ、再開しよう：特に、身体：説明文も、加えながら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2_11-08-50_000.mp4</text:p>
          </table:table-cell>
          <table:table-cell table:style-name="ce8" office:value-type="string">
            <text:p>:VIDEO / @自宅 / メモ / kb,keyboard / 演奏、play / k-2020-1212-1 / genr=f-N:relay-17,key=Cm</text:p>
          </table:table-cell>
          <table:table-cell table:style-name="ce17"/>
          <table:table-cell table:style-name="ce4"/>
          <table:table-cell table:style-name="ce4"/>
          <table:table-cell table:style-name="ce34" table:formula="of:=IF([.E8]=&quot;&quot;;[.C8];CONCATENATE([.C8];&quot; / &quot;;[.E8]))" office:value-type="string" office:string-value=":VIDEO / @自宅 / メモ / kb,keyboard / 演奏、play / k-2020-1212-1 / genr=f-N:relay-17,key=Cm">
            <text:p>:VIDEO / @自宅 / メモ / kb,keyboard / 演奏、play / k-2020-1212-1 / genr=f-N:relay-17,key=Cm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12_14-51-53_000.mp4</text:p>
          </table:table-cell>
          <table:table-cell table:style-name="ce8" office:value-type="string">
            <text:p>:VIDEO / @自宅 / メモ / kb,keyboard / 演奏、play / k-2020-1212-1 / genr=f-N:relay-18,key=Cm,other=sad-melody</text:p>
          </table:table-cell>
          <table:table-cell table:style-name="ce18"/>
          <table:table-cell table:style-name="ce4"/>
          <table:table-cell table:style-name="ce4"/>
          <table:table-cell table:style-name="ce34" table:formula="of:=IF([.E9]=&quot;&quot;;[.C9];CONCATENATE([.C9];&quot; / &quot;;[.E9]))" office:value-type="string" office:string-value=":VIDEO / @自宅 / メモ / kb,keyboard / 演奏、play / k-2020-1212-1 / genr=f-N:relay-18,key=Cm,other=sad-melody">
            <text:p>:VIDEO / @自宅 / メモ / kb,keyboard / 演奏、play / k-2020-1212-1 / genr=f-N:relay-18,key=Cm,other=sad-melody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13_11-02-26_000.mp4</text:p>
          </table:table-cell>
          <table:table-cell table:style-name="ce19" office:value-type="string">
            <text:p>:VIDEO / @自宅 / メモ / kb,keyboard / 演奏、play / k-2020-1213-1 / genr=relay-6:ph-N,other=覚えた配置or-voicingを並べ替えて、フレーズを作る</text:p>
          </table:table-cell>
          <table:table-cell table:style-name="ce18"/>
          <table:table-cell table:style-name="ce4"/>
          <table:table-cell table:style-name="ce4"/>
          <table:table-cell table:style-name="ce34" table:formula="of:=IF([.E10]=&quot;&quot;;[.C10];CONCATENATE([.C10];&quot; / &quot;;[.E10]))" office:value-type="string" office:string-value=":VIDEO / @自宅 / メモ / kb,keyboard / 演奏、play / k-2020-1213-1 / genr=relay-6:ph-N,other=覚えた配置or-voicingを並べ替えて、フレーズを作る">
            <text:p>:VIDEO / @自宅 / メモ / kb,keyboard / 演奏、play / k-2020-1213-1 / genr=relay-6:ph-N,other=覚えた配置or-voicingを並べ替えて、フレーズを作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3">2020/12/13</text:date>, <text:time>14:14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13T14:14:36.27</dc:date>
    <dc:creator>iwabuchi ken</dc:creator>
    <meta:editing-duration>P29DT8H12M27S</meta:editing-duration>
    <meta:editing-cycles>10878</meta:editing-cycles>
    <meta:document-statistic meta:table-count="1" meta:cell-count="441" meta:object-count="0"/>
  </office:meta>
</office:document-meta>
</file>